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Standard" style:master-page-name="">
      <loext:graphic-properties draw:fill-gradient-name="gradient" draw:fill-hatch-name="hatch"/>
      <style:paragraph-properties fo:text-align="center" style:justify-single-word="false" fo:hyphenation-ladder-count="no-limit" style:page-number="auto"/>
      <style:text-properties fo:font-size="14pt" fo:font-weight="bold" officeooo:rsid="00099e62" officeooo:paragraph-rsid="00099e62" style:font-size-asian="12.25pt" style:font-weight-asian="bold" style:font-size-complex="14pt" style:font-weight-complex="bold" fo:hyphenate="true" fo:hyphenation-remain-char-count="2" fo:hyphenation-push-char-count="2" loext:hyphenation-no-caps="false" loext:hyphenation-no-last-word="false" loext:hyphenation-word-char-count="no-limit" loext:hyphenation-zone="no-limit"/>
    </style:style>
    <style:style style:name="P2" style:family="paragraph" style:parent-style-name="Standard">
      <loext:graphic-properties draw:fill-gradient-name="gradient" draw:fill-hatch-name="hatch"/>
      <style:paragraph-properties fo:text-align="center" style:justify-single-word="false" fo:hyphenation-ladder-count="no-limit"/>
      <style:text-properties fo:font-size="14pt" fo:font-weight="bold" officeooo:rsid="00099e62" officeooo:paragraph-rsid="00099e62" style:font-size-asian="12.25pt" style:font-weight-asian="bold" style:font-size-complex="14pt" style:font-weight-complex="bold" fo:hyphenate="true" fo:hyphenation-remain-char-count="2" fo:hyphenation-push-char-count="2" loext:hyphenation-no-caps="false" loext:hyphenation-no-last-word="false" loext:hyphenation-word-char-count="no-limit" loext:hyphenation-zone="no-limit"/>
    </style:style>
    <style:style style:name="P3" style:family="paragraph" style:parent-style-name="Standard">
      <loext:graphic-properties draw:fill-gradient-name="gradient" draw:fill-hatch-name="hatch"/>
      <style:paragraph-properties fo:text-align="center" style:justify-single-word="false" fo:hyphenation-ladder-count="no-limit"/>
      <style:text-properties fo:font-size="14pt" fo:font-weight="bold" officeooo:rsid="00620f1b" officeooo:paragraph-rsid="00620f1b" style:font-size-asian="12.25pt" style:font-weight-asian="bold" style:font-size-complex="14pt" style:font-weight-complex="bold" fo:hyphenate="true" fo:hyphenation-remain-char-count="2" fo:hyphenation-push-char-count="2" loext:hyphenation-no-caps="false" loext:hyphenation-no-last-word="false" loext:hyphenation-word-char-count="no-limit" loext:hyphenation-zone="no-limit"/>
    </style:style>
    <style:style style:name="P4" style:family="paragraph" style:parent-style-name="Standard">
      <loext:graphic-properties draw:fill-gradient-name="gradient" draw:fill-hatch-name="hatch"/>
      <style:paragraph-properties fo:text-align="center" style:justify-single-word="false" fo:hyphenation-ladder-count="no-limit"/>
      <style:text-properties fo:font-size="12pt" fo:font-weight="normal" officeooo:rsid="00099e62" officeooo:paragraph-rsid="00099e62"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5" style:family="paragraph" style:parent-style-name="Standard">
      <loext:graphic-properties draw:fill-gradient-name="gradient" draw:fill-hatch-name="hatch"/>
      <style:paragraph-properties fo:text-align="justify" style:justify-single-word="false" fo:hyphenation-ladder-count="no-limit"/>
      <style:text-properties fo:font-size="12pt" fo:font-weight="normal" officeooo:rsid="000d24a4" officeooo:paragraph-rsid="000efea5"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6" style:family="paragraph" style:parent-style-name="Standard">
      <loext:graphic-properties draw:fill-gradient-name="gradient" draw:fill-hatch-name="hatch"/>
      <style:paragraph-properties fo:text-align="justify" style:justify-single-word="false" fo:hyphenation-ladder-count="no-limit"/>
      <style:text-properties fo:font-size="12pt" fo:font-weight="normal" officeooo:rsid="00109e17" officeooo:paragraph-rsid="000efea5"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7" style:family="paragraph" style:parent-style-name="Standard">
      <loext:graphic-properties draw:fill-gradient-name="gradient" draw:fill-hatch-name="hatch"/>
      <style:paragraph-properties fo:text-align="justify" style:justify-single-word="false" fo:hyphenation-ladder-count="no-limit"/>
      <style:text-properties fo:font-size="12pt" fo:font-weight="normal" officeooo:rsid="0062b8cf" officeooo:paragraph-rsid="0062b8cf"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8" style:family="paragraph" style:parent-style-name="Standard">
      <loext:graphic-properties draw:fill-gradient-name="gradient" draw:fill-hatch-name="hatch"/>
      <style:paragraph-properties fo:text-align="justify" style:justify-single-word="false" fo:hyphenation-ladder-count="no-limit"/>
      <style:text-properties fo:font-size="12pt" fo:font-weight="normal" officeooo:rsid="0062b8cf" officeooo:paragraph-rsid="0062e1f7"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9" style:family="paragraph" style:parent-style-name="Standard">
      <loext:graphic-properties draw:fill-gradient-name="gradient" draw:fill-hatch-name="hatch"/>
      <style:paragraph-properties fo:text-align="justify" style:justify-single-word="false" fo:hyphenation-ladder-count="no-limit"/>
      <style:text-properties fo:font-size="12pt" fo:font-weight="normal" officeooo:rsid="0064a2c8" officeooo:paragraph-rsid="0067876f"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0" style:family="paragraph" style:parent-style-name="Standard">
      <loext:graphic-properties draw:fill-gradient-name="gradient" draw:fill-hatch-name="hatch"/>
      <style:paragraph-properties fo:text-align="justify" style:justify-single-word="false" fo:hyphenation-ladder-count="no-limit"/>
      <style:text-properties fo:font-size="12pt" fo:font-weight="normal" officeooo:rsid="0067876f" officeooo:paragraph-rsid="0067876f"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1" style:family="paragraph" style:parent-style-name="Standard">
      <loext:graphic-properties draw:fill-gradient-name="gradient" draw:fill-hatch-name="hatch"/>
      <style:paragraph-properties fo:text-align="justify" style:justify-single-word="false" fo:hyphenation-ladder-count="no-limit"/>
      <style:text-properties fo:font-size="12pt" fo:font-weight="normal" officeooo:rsid="006857e4" officeooo:paragraph-rsid="006857e4"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2" style:family="paragraph" style:parent-style-name="Standard">
      <loext:graphic-properties draw:fill-gradient-name="gradient" draw:fill-hatch-name="hatch"/>
      <style:paragraph-properties fo:text-align="justify" style:justify-single-word="false" fo:hyphenation-ladder-count="no-limit">
        <style:tab-stops>
          <style:tab-stop style:position="7.338cm"/>
        </style:tab-stops>
      </style:paragraph-properties>
      <style:text-properties fo:font-size="12pt" fo:font-weight="normal" officeooo:rsid="006857e4" officeooo:paragraph-rsid="006857e4"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loext:graphic-properties draw:fill-gradient-name="gradient" draw:fill-hatch-name="hatch"/>
      <style:paragraph-properties fo:text-align="justify" style:justify-single-word="false" fo:hyphenation-ladder-count="no-limit"/>
      <style:text-properties fo:font-size="12pt" fo:font-weight="normal" officeooo:rsid="006afd0f" officeooo:paragraph-rsid="006bdd21"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loext:graphic-properties draw:fill-gradient-name="gradient" draw:fill-hatch-name="hatch"/>
      <style:paragraph-properties fo:text-align="justify" style:justify-single-word="false" fo:hyphenation-ladder-count="no-limit"/>
      <style:text-properties fo:font-size="12pt" fo:font-weight="bold" officeooo:rsid="0065aaa4" officeooo:paragraph-rsid="0065aaa4" style:font-size-asian="10.5pt" style:font-weight-asian="bold" style:font-size-complex="12pt" style:font-weight-complex="bold" fo:hyphenate="true" fo:hyphenation-remain-char-count="2" fo:hyphenation-push-char-count="2" loext:hyphenation-no-caps="false" loext:hyphenation-no-last-word="false" loext:hyphenation-word-char-count="no-limit" loext:hyphenation-zone="no-limit"/>
    </style:style>
    <style:style style:name="P15" style:family="paragraph" style:parent-style-name="Standard">
      <loext:graphic-properties draw:fill-gradient-name="gradient" draw:fill-hatch-name="hatch"/>
      <style:paragraph-properties fo:text-align="justify" style:justify-single-word="false" fo:hyphenation-ladder-count="no-limit"/>
      <style:text-properties style:font-name="Liberation Serif" fo:font-size="12pt" fo:font-weight="normal" officeooo:rsid="0026a3ae" officeooo:paragraph-rsid="006857e4" style:font-name-asian="Tahoma" style:font-size-asian="10.5pt" style:font-weight-asian="normal" style:font-name-complex="Lohit Devanagari1"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6" style:family="paragraph" style:parent-style-name="Standard">
      <loext:graphic-properties draw:fill-gradient-name="gradient" draw:fill-hatch-name="hatch"/>
      <style:paragraph-properties fo:text-align="justify" style:justify-single-word="false" fo:hyphenation-ladder-count="no-limit"/>
      <style:text-properties style:font-name="Liberation Serif" fo:font-size="12pt" fo:language="uk" fo:country="UA" fo:font-weight="normal" officeooo:rsid="0060b503" officeooo:paragraph-rsid="006857e4" style:font-name-asian="Tahoma" style:font-size-asian="10.5pt" style:font-weight-asian="normal" style:font-name-complex="Lohit Devanagari1"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7" style:family="paragraph" style:parent-style-name="Standard">
      <loext:graphic-properties draw:fill-gradient-name="gradient" draw:fill-hatch-name="hatch"/>
      <style:paragraph-properties fo:text-align="justify" style:justify-single-word="false" fo:hyphenation-ladder-count="no-limit"/>
      <style:text-properties style:font-name="Liberation Serif" fo:font-size="12pt" fo:language="uk" fo:country="UA" fo:font-weight="normal" officeooo:rsid="007af07f" officeooo:paragraph-rsid="006857e4" style:font-name-asian="Tahoma" style:font-size-asian="10.5pt" style:font-weight-asian="normal" style:font-name-complex="Lohit Devanagari1"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8" style:family="paragraph" style:parent-style-name="Standard">
      <loext:graphic-properties draw:fill-gradient-name="gradient" draw:fill-hatch-name="hatch"/>
      <style:paragraph-properties fo:text-align="justify" style:justify-single-word="false" fo:hyphenation-ladder-count="no-limit"/>
      <style:text-properties style:font-name="Liberation Serif" fo:font-size="12pt" fo:language="uk" fo:country="UA" fo:font-weight="normal" officeooo:rsid="00722869" officeooo:paragraph-rsid="00722869" style:font-name-asian="Tahoma" style:font-size-asian="10.5pt" style:font-weight-asian="normal" style:font-name-complex="Lohit Devanagari1"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9" style:family="paragraph" style:parent-style-name="Standard">
      <loext:graphic-properties draw:fill-gradient-name="gradient" draw:fill-hatch-name="hatch"/>
      <style:paragraph-properties fo:text-align="justify" style:justify-single-word="false" fo:hyphenation-ladder-count="no-limit"/>
      <style:text-properties style:font-name="Liberation Serif" fo:font-size="12pt" fo:language="uk" fo:country="UA" fo:font-weight="bold" officeooo:rsid="007af07f" officeooo:paragraph-rsid="006857e4" style:font-name-asian="Tahoma" style:font-size-asian="10.5pt" style:font-weight-asian="bold" style:font-name-complex="Lohit Devanagari1" style:font-size-complex="12pt" style:font-weight-complex="bold" fo:hyphenate="true" fo:hyphenation-remain-char-count="2" fo:hyphenation-push-char-count="2" loext:hyphenation-no-caps="false" loext:hyphenation-no-last-word="false" loext:hyphenation-word-char-count="no-limit" loext:hyphenation-zone="no-limit"/>
    </style:style>
    <style:style style:name="P20" style:family="paragraph" style:parent-style-name="Standard">
      <loext:graphic-properties draw:fill-gradient-name="gradient" draw:fill-hatch-name="hatch"/>
      <style:paragraph-properties fo:text-align="justify" style:justify-single-word="false" fo:hyphenation-ladder-count="no-limit"/>
      <style:text-properties style:font-name="Liberation Serif" fo:font-size="12pt" fo:language="uk" fo:country="UA" fo:font-weight="bold" officeooo:rsid="0060b503" officeooo:paragraph-rsid="006857e4" style:font-name-asian="Tahoma" style:font-size-asian="10.5pt" style:font-weight-asian="bold" style:font-name-complex="Lohit Devanagari1" style:font-size-complex="12pt" style:font-weight-complex="bold" fo:hyphenate="true" fo:hyphenation-remain-char-count="2" fo:hyphenation-push-char-count="2" loext:hyphenation-no-caps="false" loext:hyphenation-no-last-word="false" loext:hyphenation-word-char-count="no-limit" loext:hyphenation-zone="no-limit"/>
    </style:style>
    <style:style style:name="P21" style:family="paragraph" style:parent-style-name="Standard" style:list-style-name="L1">
      <loext:graphic-properties draw:fill-gradient-name="gradient" draw:fill-hatch-name="hatch"/>
      <style:paragraph-properties fo:text-align="justify" style:justify-single-word="false" fo:hyphenation-ladder-count="no-limit"/>
      <style:text-properties officeooo:paragraph-rsid="0067876f" fo:hyphenate="true" fo:hyphenation-remain-char-count="2" fo:hyphenation-push-char-count="2" loext:hyphenation-no-caps="false" loext:hyphenation-no-last-word="false" loext:hyphenation-word-char-count="no-limit" loext:hyphenation-zone="no-limit"/>
    </style:style>
    <style:style style:name="P22" style:family="paragraph" style:parent-style-name="Standard" style:list-style-name="L2">
      <loext:graphic-properties draw:fill-gradient-name="gradient" draw:fill-hatch-name="hatch"/>
      <style:paragraph-properties fo:text-align="justify" style:justify-single-word="false" fo:hyphenation-ladder-count="no-limit"/>
      <style:text-properties officeooo:paragraph-rsid="006857e4" fo:hyphenate="true" fo:hyphenation-remain-char-count="2" fo:hyphenation-push-char-count="2" loext:hyphenation-no-caps="false" loext:hyphenation-no-last-word="false" loext:hyphenation-word-char-count="no-limit" loext:hyphenation-zone="no-limit"/>
    </style:style>
    <style:style style:name="P23" style:family="paragraph" style:parent-style-name="Standard" style:list-style-name="L1">
      <loext:graphic-properties draw:fill-hatch-name="hatch"/>
      <style:paragraph-properties fo:margin-top="0.499cm" fo:margin-bottom="0cm" style:contextual-spacing="false" fo:text-align="justify" style:justify-single-word="false" fo:hyphenation-ladder-count="no-limit"/>
      <style:text-properties fo:font-size="12pt" fo:font-weight="normal" officeooo:rsid="0067876f" officeooo:paragraph-rsid="0067876f"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24" style:family="paragraph" style:parent-style-name="Standard" style:list-style-name="L1">
      <loext:graphic-properties draw:fill-hatch-name="hatch"/>
      <style:paragraph-properties fo:margin-top="0.499cm" fo:margin-bottom="0cm" style:contextual-spacing="false" fo:text-align="justify" style:justify-single-word="false" fo:hyphenation-ladder-count="no-limit"/>
      <style:text-properties officeooo:rsid="0067876f" officeooo:paragraph-rsid="0067876f" fo:hyphenate="true" fo:hyphenation-remain-char-count="2" fo:hyphenation-push-char-count="2" loext:hyphenation-no-caps="false" loext:hyphenation-no-last-word="false" loext:hyphenation-word-char-count="no-limit" loext:hyphenation-zone="no-limit"/>
    </style:style>
    <style:style style:name="P25" style:family="paragraph" style:parent-style-name="Standard" style:list-style-name="L2">
      <loext:graphic-properties draw:fill-gradient-name="gradient" draw:fill-hatch-name="hatch"/>
      <style:paragraph-properties fo:text-align="justify" style:justify-single-word="false" fo:hyphenation-ladder-count="no-limit"/>
      <style:text-properties style:font-name="Liberation Serif" fo:font-size="12pt" fo:language="uk" fo:country="UA" fo:font-weight="normal" officeooo:rsid="006191c4" officeooo:paragraph-rsid="006857e4" style:font-name-asian="Tahoma" style:font-size-asian="10.5pt" style:font-weight-asian="normal" style:font-name-complex="Lohit Devanagari1"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T1" style:family="text">
      <style:text-properties officeooo:rsid="0054e2f4"/>
    </style:style>
    <style:style style:name="T2" style:family="text">
      <style:text-properties officeooo:rsid="00620f1b"/>
    </style:style>
    <style:style style:name="T3" style:family="text">
      <style:text-properties officeooo:rsid="0062b8cf"/>
    </style:style>
    <style:style style:name="T4" style:family="text">
      <style:text-properties officeooo:rsid="0062e1f7"/>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67876f" style:font-size-asian="10.5pt" style:font-weight-asian="normal" style:font-size-complex="12pt" style:font-weight-complex="normal"/>
    </style:style>
    <style:style style:name="T7" style:family="text">
      <style:text-properties fo:font-size="12pt" fo:font-weight="normal" officeooo:rsid="006857e4" style:font-size-asian="10.5pt" style:font-weight-asian="normal" style:font-size-complex="12pt" style:font-weight-complex="normal"/>
    </style:style>
    <style:style style:name="T8" style:family="text">
      <style:text-properties fo:font-size="12pt" fo:font-weight="normal" officeooo:rsid="00694bbe" style:font-size-asian="10.5pt" style:font-weight-asian="normal" style:font-size-complex="12pt" style:font-weight-complex="normal"/>
    </style:style>
    <style:style style:name="T9" style:family="text">
      <style:text-properties fo:font-size="12pt" fo:font-weight="normal" officeooo:rsid="006db494" style:font-size-asian="10.5pt" style:font-weight-asian="normal" style:font-size-complex="12pt" style:font-weight-complex="normal"/>
    </style:style>
    <style:style style:name="T10" style:family="text">
      <style:text-properties fo:font-size="12pt" fo:font-weight="normal" officeooo:rsid="00707406" style:font-size-asian="10.5pt" style:font-weight-asian="normal" style:font-size-complex="12pt" style:font-weight-complex="normal"/>
    </style:style>
    <style:style style:name="T11" style:family="text">
      <style:text-properties fo:font-size="12pt" fo:font-weight="normal" officeooo:rsid="00722869" style:font-size-asian="10.5pt" style:font-weight-asian="normal" style:font-size-complex="12pt" style:font-weight-complex="normal"/>
    </style:style>
    <style:style style:name="T12" style:family="text">
      <style:text-properties fo:font-size="12pt" fo:font-weight="normal" officeooo:rsid="0073192e" style:font-size-asian="10.5pt" style:font-weight-asian="normal" style:font-size-complex="12pt" style:font-weight-complex="normal"/>
    </style:style>
    <style:style style:name="T13" style:family="text">
      <style:text-properties fo:font-size="12pt" fo:font-weight="normal" officeooo:rsid="0075b732" style:font-size-asian="10.5pt" style:font-weight-asian="normal" style:font-size-complex="12pt" style:font-weight-complex="normal"/>
    </style:style>
    <style:style style:name="T14" style:family="text">
      <style:text-properties officeooo:rsid="00650d14"/>
    </style:style>
    <style:style style:name="T15" style:family="text">
      <style:text-properties style:font-name="Liberation Mono" fo:font-size="10pt" style:font-size-asian="10pt" style:font-size-complex="10pt"/>
    </style:style>
    <style:style style:name="T16" style:family="text">
      <style:text-properties style:font-name="Liberation Mono" fo:font-size="10pt" officeooo:rsid="0067876f" style:font-size-asian="10pt" style:font-size-complex="10pt"/>
    </style:style>
    <style:style style:name="T17" style:family="text">
      <style:text-properties style:font-name="Liberation Mono" fo:font-size="10pt" officeooo:rsid="0064a2c8" style:font-size-asian="10pt" style:font-size-complex="10pt"/>
    </style:style>
    <style:style style:name="T18" style:family="text">
      <style:text-properties style:font-name="Liberation Mono" fo:font-size="10pt" officeooo:rsid="0068f481" style:font-size-asian="10pt" style:font-size-complex="10pt"/>
    </style:style>
    <style:style style:name="T19" style:family="text">
      <style:text-properties officeooo:rsid="0065439e"/>
    </style:style>
    <style:style style:name="T20" style:family="text">
      <style:text-properties officeooo:rsid="0067876f"/>
    </style:style>
    <style:style style:name="T21" style:family="text">
      <style:text-properties officeooo:rsid="00680979"/>
    </style:style>
    <style:style style:name="T22" style:family="text">
      <style:text-properties officeooo:rsid="006857e4"/>
    </style:style>
    <style:style style:name="T23" style:family="text">
      <style:text-properties officeooo:rsid="0023f27a"/>
    </style:style>
    <style:style style:name="T24" style:family="text">
      <style:text-properties officeooo:rsid="0099e327"/>
    </style:style>
    <style:style style:name="T25" style:family="text">
      <style:text-properties officeooo:rsid="0068f481"/>
    </style:style>
    <style:style style:name="T26" style:family="text">
      <style:text-properties officeooo:rsid="00707406"/>
    </style:style>
    <style:style style:name="T27" style:family="text">
      <style:text-properties officeooo:rsid="00722869"/>
    </style:style>
    <style:style style:name="T28" style:family="text">
      <style:text-properties officeooo:rsid="007403af"/>
    </style:style>
    <style:style style:name="T29" style:family="text">
      <style:text-properties fo:font-weight="bold" officeooo:rsid="007403af" style:font-weight-asian="bold" style:font-weight-complex="bold"/>
    </style:style>
    <style:style style:name="T30" style:family="text">
      <style:text-properties officeooo:rsid="0075b732"/>
    </style:style>
    <style:style style:name="T31" style:family="text">
      <style:text-properties style:font-name="Liberation Serif" fo:font-size="12pt" fo:language="uk" fo:country="UA" fo:font-weight="normal" officeooo:rsid="006191c4" style:font-name-asian="Tahoma" style:font-size-asian="10.5pt" style:font-weight-asian="normal" style:font-name-complex="Lohit Devanagari1" style:font-size-complex="12pt" style:font-weight-complex="normal"/>
    </style:style>
    <style:style style:name="T32" style:family="text">
      <style:text-properties style:font-name="Liberation Serif" fo:font-size="12pt" fo:language="uk" fo:country="UA" fo:font-weight="normal" officeooo:rsid="0023f27a" style:font-name-asian="Tahoma" style:font-size-asian="10.5pt" style:font-weight-asian="normal" style:font-name-complex="Lohit Devanagari1" style:font-size-complex="12pt"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46cm" fo:text-indent="-0.635cm" fo:margin-left="2.0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81cm" fo:text-indent="-0.635cm" fo:margin-left="2.6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16cm" fo:text-indent="-0.635cm" fo:margin-left="3.3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51cm" fo:text-indent="-0.635cm" fo:margin-left="3.9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86cm" fo:text-indent="-0.635cm" fo:margin-left="4.5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21cm" fo:text-indent="-0.635cm" fo:margin-left="5.2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56cm" fo:text-indent="-0.635cm" fo:margin-left="5.8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91cm" fo:text-indent="-0.635cm" fo:margin-left="6.4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26cm" fo:text-indent="-0.635cm" fo:margin-left="7.126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Мережеве</text:span> програмування в середовищі Unix</text:p>
      <text:p text:style-name="P2">Лабораторна робота №<text:span text:style-name="T2">2</text:span></text:p>
      <text:p text:style-name="P3"><text:span text:style-name="T27">Мережеві а</text:span>дреси та імена</text:p>
      <text:p text:style-name="P4"/>
      <text:p text:style-name="P8">Використання функцій API для роботи з наявними мережевими протоколами передбачає вказування мережевих адрес та портів для клієнта та/або сервера. Програма може використовувати мережеву адресу та номер порту, <text:span text:style-name="T4">які</text:span> заздалегідь закодовані <text:span text:style-name="T4">в її </text:span>вихідному коді, або <text:span text:style-name="T4">може транслювати текстові представлення </text:span>ц<text:span text:style-name="T4">их </text:span>значен<text:span text:style-name="T4">ь, які</text:span> зада<text:span text:style-name="T4">ються</text:span> в опціях програми, у конфігураційному файлі, у змінних середовища. <text:span text:style-name="T4">Також </text:span>ці значення програма може отримувати від іншої програми. Мережева адреса може бути задана явно або її треба отримати для мережевого імені сервера, наприклад, для доменного імені. Номер порту може бути заданий явно або його треба отримати для імені сервісу. Крім мережевої адреси та номера порту програм<text:span text:style-name="T4">а</text:span> ма<text:span text:style-name="T4">є</text:span> використовувати відповідний протокол.</text:p>
      <text:p text:style-name="P7"/>
      <text:p text:style-name="P7">Ця лабораторна робота присвячена практичному використанню функцій POSIX для роботи з мережевими адресами та номерами портів. Завдання полягає в конвертації <text:span text:style-name="T4">текстового представлення </text:span>мережевої адреси або <text:span text:style-name="T4">мережевого </text:span>імені <text:span text:style-name="T4">та текстового представлення номера порту або імені сервісу в адреси сокетів та в текстовому представленні інформації в адресах сокетів.</text:span></text:p>
      <text:p text:style-name="P7"/>
      <text:p text:style-name="P9">Стандартна бібліотека Rust <text:span text:style-name="T22">може </text:span>не реалізу<text:span text:style-name="T22">вати</text:span> функці<text:span text:style-name="T14">ї</text:span>, семантиках яких повністю збігається з функціям POSIX <text:span text:style-name="T15">getaddrinfo()</text:span> та <text:span text:style-name="T15">getnameinfo()</text:span>. Тому рекомендується реалізувати завдання мовою програмування Rust, а потім реалізувати завдання використовуючи функці<text:span text:style-name="T21">ю</text:span> POSIX <text:span text:style-name="T15">getaddrinfo()</text:span> <text:span text:style-name="T20">для трансляції </text:span><text:span text:style-name="T4">текстового представлення </text:span><text:span text:style-name="T3">мережевої адреси або </text:span><text:span text:style-name="T4">мережевого </text:span><text:span text:style-name="T3">імені </text:span><text:span text:style-name="T4">та текстового представлення номера порту або імені сервісу, </text:span><text:span text:style-name="T20">а потім </text:span>використ<text:span text:style-name="T20">ати </text:span>отримані дані <text:span text:style-name="T20">для </text:span>створ<text:span text:style-name="T20">ення</text:span> <text:span text:style-name="T21">адрес сокетів</text:span>. <text:span text:style-name="T20">Так само потім використати функцію POSIX </text:span><text:span text:style-name="T16">getnameinfo()</text:span><text:span text:style-name="T20"> для текстового представлення </text:span><text:span text:style-name="T21">адрес сокетів</text:span><text:span text:style-name="T20">. </text:span><text:span text:style-name="T21">Адреси сокетів представляються об’єктами відповідних типів стандартної бібліотеки Rust. </text:span><text:span text:style-name="T14">Це також буде корисно для </text:span><text:span text:style-name="T19">отримання</text:span><text:span text:style-name="T14"> досвіду використання FFI.</text:span></text:p>
      <text:p text:style-name="P5"/>
      <text:p text:style-name="P14">Завдання на роботу</text:p>
      <text:p text:style-name="P6"/>
      <text:p text:style-name="P10">Розробити програму, яка виконує наступне:</text:p>
      <text:p text:style-name="P10"/>
      <text:list text:style-name="L1">
        <text:list-item>
          <text:p text:style-name="P21"><text:span text:style-name="T6">Отримує текстове представлення мережевої адреси або мережев</text:span><text:span text:style-name="T9">е</text:span><text:span text:style-name="T6"> ім’</text:span><text:span text:style-name="T9">я</text:span><text:span text:style-name="T6"> </text:span><text:span text:style-name="T7">та/або</text:span><text:span text:style-name="T6"> текстове представлення номера порту або ім’</text:span><text:span text:style-name="T9">я</text:span><text:span text:style-name="T6"> сервісу в </text:span><text:span text:style-name="T10">аргументах</text:span><text:span text:style-name="T6"> </text:span><text:span text:style-name="T10">командного рядка</text:span><text:span text:style-name="T6">. </text:span><text:span text:style-name="T7">Програма повинна підтримувати </text:span><text:span text:style-name="T10">аргумент</text:span><text:span text:style-name="T7">, як</text:span><text:span text:style-name="T10">ий</text:span><text:span text:style-name="T7"> дозволяє вказувати </text:span><text:span text:style-name="T11">тільки</text:span><text:span text:style-name="T7"> текстові представлення мережевих адрес та номерів портів. Також ма</text:span><text:span text:style-name="T12">є</text:span><text:span text:style-name="T7"> бути </text:span><text:span text:style-name="T10">аргумент</text:span><text:span text:style-name="T7"> для вказування версії IP.</text:span><text:span text:style-name="T6"> </text:span></text:p>
        </text:list-item>
        <text:list-item>
          <text:p text:style-name="P23">Конвертує отриманні дані в <text:span text:style-name="T30">структури </text:span>адрес сокетів.</text:p>
        </text:list-item>
        <text:list-item>
          <text:p text:style-name="P24"><text:span text:style-name="T5">Виводить текстове представлення </text:span><text:span text:style-name="T8">отриманих </text:span><text:span text:style-name="T13">структур </text:span><text:span text:style-name="T5">адрес сокетів. </text:span><text:span text:style-name="T7">Інформацію про протокол треба виводити в числовому значення та іменем. Має бути </text:span><text:span text:style-name="T10">аргумент командного рядка</text:span><text:span text:style-name="T7">, як</text:span><text:span text:style-name="T10">ий</text:span><text:span text:style-name="T7"> вказує виводити відповідне мережеве ім’я для мережевої адреси, </text:span><text:span text:style-name="T9">та </text:span><text:span text:style-name="T10">аргумент</text:span><text:span text:style-name="T9">, як</text:span><text:span text:style-name="T10">ий</text:span><text:span text:style-name="T9"> вказує виводити ім’я сервісу для номера порту</text:span><text:span text:style-name="T7">.</text:span></text:p>
        </text:list-item>
      </text:list>
      <text:p text:style-name="P11"/>
      <text:p text:style-name="P13">Деякі бібліотеки можуть мати помилки в реалізації функції <text:span text:style-name="T17">getaddrinfo()</text:span> для мережевого імені <text:span text:style-name="T15">localhost</text:span> <text:span text:style-name="T28">або для іншого вказаного у файлі </text:span><text:span text:style-name="T29">/etc/hosts</text:span><text:span text:style-name="T28">,</text:span> перевірте це і <text:span text:style-name="T27">в разі</text:span> некоректних результатів роботи програми впевніться чи це не помилка у вашій програмі.</text:p>
      <text:p text:style-name="P13"/>
      <text:p text:style-name="P12">Для роботи з <text:span text:style-name="T26">аргументами командного рядка</text:span> в програмах на C та C++ використовуйте функцію <text:span text:style-name="T15">getopt()</text:span>.</text:p>
      <text:p text:style-name="P20"><text:soft-page-break/>Звіт</text:p>
      <text:p text:style-name="P16"/>
      <text:list text:style-name="L2">
        <text:list-item>
          <text:p text:style-name="P22"><text:span text:style-name="T31">Опис розроблен</text:span><text:span text:style-name="T32">ої</text:span><text:span text:style-name="T31"> програм</text:span><text:span text:style-name="T32">и</text:span><text:span text:style-name="T31"> (за бажанням).</text:span></text:p>
        </text:list-item>
        <text:list-item>
          <text:p text:style-name="P25">Лістинг розроблен<text:span text:style-name="T23">ої</text:span> програм<text:span text:style-name="T23">и</text:span>.</text:p>
        </text:list-item>
        <text:list-item>
          <text:p text:style-name="P25">Приклади <text:span text:style-name="T22">використання </text:span>розроблен<text:span text:style-name="T22">ої</text:span> програм<text:span text:style-name="T22">и</text:span>.</text:p>
        </text:list-item>
      </text:list>
      <text:p text:style-name="P10"/>
      <text:p text:style-name="P19">Літерат<text:span text:style-name="T24">у</text:span>ра</text:p>
      <text:p text:style-name="P17"/>
      <text:p text:style-name="P17">Література надана у вступі до лекцій.</text:p>
      <text:p text:style-name="P17"/>
      <text:p text:style-name="P18">Лекції 1 та 2.</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7T21:24:48.231533550</meta:creation-date>
    <meta:generator>LibreOffice/24.2.2.1$Linux_X86_64 LibreOffice_project/420$Build-1</meta:generator>
    <dc:date>2024-05-02T12:27:17.191741426</dc:date>
    <meta:editing-duration>PT7H26M29S</meta:editing-duration>
    <meta:editing-cycles>107</meta:editing-cycles>
    <meta:document-statistic meta:table-count="0" meta:image-count="0" meta:object-count="0" meta:page-count="2" meta:paragraph-count="20" meta:word-count="430" meta:character-count="3203" meta:non-whitespace-character-count="2798"/>
  </office:meta>
</office:document-meta>
</file>